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826in" table:align="margins"/>
    </style:style>
    <style:style style:name="Table1.A" style:family="table-column">
      <style:table-column-properties style:column-width="7.1826in" style:rel-column-width="65535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2" style:family="table">
      <style:table-properties style:width="7.1826in" table:align="margins"/>
    </style:style>
    <style:style style:name="Table2.A" style:family="table-column">
      <style:table-column-properties style:column-width="7.1826in" style:rel-column-width="10350*"/>
    </style:style>
    <style:style style:name="Table2.A1" style:family="table-cell">
      <style:table-cell-properties fo:background-color="#eeeeee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241d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e324f"/>
    </style:style>
    <style:style style:name="P6" style:family="paragraph" style:parent-style-name="Standard">
      <style:paragraph-properties fo:text-align="start" style:justify-single-word="false"/>
      <style:text-properties officeooo:paragraph-rsid="001fe6b6"/>
    </style:style>
    <style:style style:name="P7" style:family="paragraph" style:parent-style-name="Standard">
      <style:paragraph-properties fo:text-align="start" style:justify-single-word="false"/>
      <style:text-properties officeooo:paragraph-rsid="001bf71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333268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2f60bc" officeooo:paragraph-rsid="002f8c8e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2f8c8e" officeooo:paragraph-rsid="002f8c8e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f8c8e" officeooo:paragraph-rsid="00333268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34b0e8" officeooo:paragraph-rsid="0034b0e8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34b0e8" officeooo:paragraph-rsid="0035f84b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389953" officeooo:paragraph-rsid="0038995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bf714" officeooo:paragraph-rsid="0039ebf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389953" officeooo:paragraph-rsid="00389953"/>
    </style:style>
    <style:style style:name="P23" style:family="paragraph" style:parent-style-name="Table_20_Contents">
      <style:paragraph-properties fo:text-align="start" style:justify-single-word="false"/>
      <style:text-properties officeooo:rsid="00389953" officeooo:paragraph-rsid="0039ebfb"/>
    </style:style>
    <style:style style:name="P24" style:family="paragraph" style:parent-style-name="Table_20_Contents">
      <style:paragraph-properties fo:text-align="start" style:justify-single-word="false"/>
      <style:text-properties officeooo:rsid="00389953" officeooo:paragraph-rsid="003cc661"/>
    </style:style>
    <style:style style:name="P25" style:family="paragraph" style:parent-style-name="Table_20_Contents">
      <style:paragraph-properties fo:text-align="start" style:justify-single-word="false"/>
      <style:text-properties officeooo:rsid="003aed7f" officeooo:paragraph-rsid="003aed7f"/>
    </style:style>
    <style:style style:name="P26" style:family="paragraph" style:parent-style-name="Table_20_Contents">
      <style:paragraph-properties fo:text-align="start" style:justify-single-word="false"/>
      <style:text-properties officeooo:rsid="003cc661" officeooo:paragraph-rsid="003cc66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241d14" style:font-weight-asian="normal" style:font-weight-complex="normal"/>
    </style:style>
    <style:style style:name="T4" style:family="text">
      <style:text-properties fo:font-weight="normal" officeooo:rsid="002abb05" style:font-weight-asian="normal" style:font-weight-complex="normal"/>
    </style:style>
    <style:style style:name="T5" style:family="text">
      <style:text-properties fo:font-weight="normal" officeooo:rsid="002c7192" style:font-weight-asian="normal" style:font-weight-complex="normal"/>
    </style:style>
    <style:style style:name="T6" style:family="text">
      <style:text-properties fo:font-weight="normal" officeooo:rsid="002f8c8e" style:font-weight-asian="normal" style:font-weight-complex="normal"/>
    </style:style>
    <style:style style:name="T7" style:family="text">
      <style:text-properties fo:font-weight="normal" officeooo:rsid="003072c4" style:font-weight-asian="normal" style:font-weight-complex="normal"/>
    </style:style>
    <style:style style:name="T8" style:family="text">
      <style:text-properties fo:font-weight="normal" officeooo:rsid="00333268" style:font-weight-asian="normal" style:font-weight-complex="normal"/>
    </style:style>
    <style:style style:name="T9" style:family="text">
      <style:text-properties fo:font-weight="normal" officeooo:rsid="0034b0e8" style:font-weight-asian="normal" style:font-weight-complex="normal"/>
    </style:style>
    <style:style style:name="T10" style:family="text">
      <style:text-properties fo:font-weight="normal" officeooo:rsid="00355a12" style:font-weight-asian="normal" style:font-weight-complex="normal"/>
    </style:style>
    <style:style style:name="T11" style:family="text">
      <style:text-properties fo:font-weight="normal" officeooo:rsid="0035f84b" style:font-weight-asian="normal" style:font-weight-complex="normal"/>
    </style:style>
    <style:style style:name="T12" style:family="text">
      <style:text-properties fo:font-weight="normal" officeooo:rsid="00389953" style:font-weight-asian="normal" style:font-weight-complex="normal"/>
    </style:style>
    <style:style style:name="T13" style:family="text">
      <style:text-properties fo:font-weight="normal" officeooo:rsid="003eb47a" style:font-weight-asian="normal" style:font-weight-complex="normal"/>
    </style:style>
    <style:style style:name="T14" style:family="text">
      <style:text-properties fo:font-weight="normal" officeooo:rsid="003f13b5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324f" style:font-weight-asian="bold" style:font-weight-complex="bold"/>
    </style:style>
    <style:style style:name="T17" style:family="text">
      <style:text-properties fo:font-weight="bold" officeooo:rsid="001fe6b6" style:font-weight-asian="bold" style:font-weight-complex="bold"/>
    </style:style>
    <style:style style:name="T18" style:family="text">
      <style:text-properties fo:font-weight="bold" officeooo:rsid="0021dd89" style:font-weight-asian="bold" style:font-weight-complex="bold"/>
    </style:style>
    <style:style style:name="T19" style:family="text">
      <style:text-properties fo:font-weight="bold" officeooo:rsid="00222df4" style:font-weight-asian="bold" style:font-weight-complex="bold"/>
    </style:style>
    <style:style style:name="T20" style:family="text">
      <style:text-properties fo:color="#c9211e" loext:opacity="100%" fo:font-weight="bold" officeooo:rsid="00218354" style:font-weight-asian="bold" style:font-weight-complex="bold"/>
    </style:style>
    <style:style style:name="T21" style:family="text">
      <style:text-properties officeooo:rsid="0024e86e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35f84b" style:font-weight-asian="normal" style:font-weight-complex="normal"/>
    </style:style>
    <style:style style:name="T24" style:family="text">
      <style:text-properties officeooo:rsid="002ae598"/>
    </style:style>
    <style:style style:name="T25" style:family="text">
      <style:text-properties officeooo:rsid="002f0409"/>
    </style:style>
    <style:style style:name="T26" style:family="text">
      <style:text-properties officeooo:rsid="003cc66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– <text:span text:style-name="T25">3</text:span></text:p>
      <text:p text:style-name="P2"/>
      <text:p text:style-name="P4">DUE IN 2 WEEKS </text:p>
      <text:p text:style-name="P8"/>
      <text:list text:style-name="L1">
        <text:list-item>
          <text:p text:style-name="P13"><text:span text:style-name="T4">U</text:span><text:span text:style-name="T1">sing the weather data in “</text:span><text:a xlink:type="simple" xlink:href="https://www.kaggle.com/datasets/vonline9/weather-istanbul-data-20092019?select=Istanbul+Weather+Data.csv" text:style-name="Internet_20_link" text:visited-style-name="Visited_20_Internet_20_Link"><text:span text:style-name="T1">https://www.kaggle.com/datasets/vonline9/weather-istanbul-data-20092019?select=Istanbul+Weather+Data.csv</text:span></text:a><text:span text:style-name="T1">” </text:span><text:span text:style-name="T6">and u</text:span><text:span text:style-name="T1">sing matplotlib :</text:span></text:p>
          <text:list>
            <text:list-item>
              <text:p text:style-name="P13"><text:span text:style-name="T1"><text:s/></text:span><text:span text:style-name="T6">P</text:span><text:span text:style-name="T1">lot the maximum temperature and minimum temperature into the same plot. Put the </text:span></text:p>
              <text:list>
                <text:list-item>
                  <text:p text:style-name="P13"><text:span text:style-name="T1">legends </text:span><text:span text:style-name="T6">( max, min <text:s/>graph colors), </text:span></text:p>
                </text:list-item>
                <text:list-item>
                  <text:p text:style-name="P13"><text:span text:style-name="T6">labels ( X (time) and Y axis (temperature)) </text:span><text:span text:style-name="T1"><text:s/></text:span></text:p>
                </text:list-item>
                <text:list-item>
                  <text:p text:style-name="P14"><text:span text:style-name="T1">title ( İstanbul 2009-2019 Max-Min temperature)</text:span></text:p>
                </text:list-item>
              </text:list>
            </text:list-item>
            <text:list-item>
              <text:p text:style-name="P14"><text:span text:style-name="T1">Draw histogram of the maximum and minimum temperature values on the same plot. ( As shown in page 15 of “Data Visualization” presentation)</text:span></text:p>
            </text:list-item>
            <text:list-item>
              <text:p text:style-name="P14"><text:span text:style-name="T1">Draw a scatter plot as described below </text:span><text:span text:style-name="T7">(we are trying to visualize a relation between </text:span><text:span text:style-name="T8">temperature, humidity and rain)</text:span><text:span text:style-name="T1">:</text:span></text:p>
              <text:list>
                <text:list-item>
                  <text:p text:style-name="P15"><text:span text:style-name="T1">X values will be “</text:span><text:span text:style-name="T8">Max Temperature” values</text:span></text:p>
                </text:list-item>
                <text:list-item>
                  <text:p text:style-name="P15"><text:span text:style-name="T8">Y values will be “Average Humidty” values</text:span></text:p>
                </text:list-item>
                <text:list-item>
                  <text:p text:style-name="P15"><text:span text:style-name="T8">Color: <text:s/>(NOTE: You will have to rearrange the data and construct two separate list of data points rainy/non_rainy and use those two lists two draw the scatter points)</text:span></text:p>
                  <text:list>
                    <text:list-item>
                      <text:p text:style-name="P15"><text:span text:style-name="T8">The data point will have “blue” color, if it rained that day</text:span></text:p>
                    </text:list-item>
                    <text:list-item>
                      <text:p text:style-name="P15"><text:span text:style-name="T8">The data point will have “red” color, if it didn’t rain that day</text:span></text:p>
                    </text:list-item>
                  </text:list>
                  <text:p text:style-name="P10"><text:span text:style-name="T2"/></text:p>
                </text:list-item>
              </text:list>
            </text:list-item>
          </text:list>
        </text:list-item>
        <text:list-item>
          <text:p text:style-name="P9"><text:span text:style-name="T3">W</text:span><text:span text:style-name="T2">rite </text:span><text:span text:style-name="T9">two</text:span><text:span text:style-name="T8"> object oriented</text:span><text:span text:style-name="T2"> program</text:span><text:span text:style-name="T9">s</text:span><text:span text:style-name="T2"> that </text:span><text:span text:style-name="T9">( this exercise shows you object oriented programming alternatives) </text:span><text:span text:style-name="T2">:</text:span></text:p>
          <text:list>
            <text:list-item>
              <text:p text:style-name="P16"><text:span text:style-name="T22">First </text:span><text:span text:style-name="T23">alternative</text:span><text:span text:style-name="T22"> :</text:span><text:span text:style-name="T1"> We have an “Animal” class, that has “max_speed” property and “calculate_arrival_time” method that takes “distance” parameter and returns the time value by calculating distance/</text:span><text:span text:style-name="T11">self.</text:span><text:span text:style-name="T1">max_speed.</text:span></text:p>
              <text:p text:style-name="P16"><text:span text:style-name="T1">Use “Animal” </text:span><text:span text:style-name="T11">class</text:span><text:span text:style-name="T1"> and create cat, dog, bird </text:span><text:span text:style-name="T11">object</text:span><text:span text:style-name="T1"> instances of the animal class with their respective <text:s/>“max_speed” values ( </text:span><text:span text:style-name="T11">set the max_speed as </text:span><text:span text:style-name="T1">10 for cat, 20 for dog, 60 for bird). <text:s/>And call the “calculate_arrival_time” <text:s/></text:span><text:span text:style-name="T11">with “distance=100” </text:span><text:span text:style-name="T1">for each 3 objects </text:span><text:span text:style-name="T10">and print the results.</text:span></text:p>
            </text:list-item>
            <text:list-item>
              <text:p text:style-name="P17"><text:span text:style-name="T22">Second </text:span><text:span text:style-name="T23">alternative</text:span><text:span text:style-name="T22"> :</text:span><text:span text:style-name="T1"> We have an “Animal” class, that has “calculate_arrival_time” method that returns </text:span><text:span text:style-name="T10">always 0. </text:span><text:span text:style-name="T11">Also define 3 more classes Cat/Dog/Bird extending from “Animal” class that overrides </text:span><text:span text:style-name="T1">“calculate_arrival_time” </text:span><text:span text:style-name="T11">that takes distance as parameter and returns distance/self.MAX_SPEED. This time MAX_SPEED value of the class is a constant value according to it’s respective class (Dog class’s MAX_SPEED is set <text:s/>to 20 in class definition).</text:span></text:p>
              <text:p text:style-name="P17"><text:span text:style-name="T5">Use </text:span><text:span text:style-name="T11">Cat/Dog/Bird classes to create</text:span><text:span text:style-name="T5"> cat/dog/bird </text:span><text:span text:style-name="T11">object </text:span><text:span text:style-name="T5">instances. </text:span><text:span text:style-name="T11">This time we won’t set the</text:span><text:span text:style-name="T5"> “max_speed” values </text:span><text:span text:style-name="T11">because they are already set within the class definition. C</text:span><text:span text:style-name="T5">all the “calculate_arrival_time” <text:s/></text:span><text:span text:style-name="T11">with “distance=100” </text:span><text:span text:style-name="T5">for each 3 objects </text:span><text:span text:style-name="T10">and print the results.</text:span></text:p>
            </text:list-item>
          </text:list>
          <text:p text:style-name="P9"><text:span text:style-name="T2"/></text:p>
        </text:list-item>
        <text:list-item>
          <text:p text:style-name="P18"><text:span text:style-name="T12">Find </text:span><text:span text:style-name="T1">the time complexity </text:span><text:span text:style-name="T12">formula </text:span><text:span text:style-name="T1">of the </text:span><text:span text:style-name="T12">following algorithm as a function of N matrice’s number of columns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2">def <text:s/>a_function( square_matrix): <text:s/>## add coordinates of the matrix elements to the value in the element.</text:p>
            <text:p text:style-name="P22"><text:s text:c="7"/>N=square_matrix.shape[0]</text:p>
            <text:p text:style-name="P22"><text:s text:c="7"/>for i in range(N):</text:p>
            <text:p text:style-name="P22"><text:s text:c="12"/>for j in range(N):</text:p>
            <text:p text:style-name="P22"><text:s text:c="19"/>square_matrix[i][j]=square_matrix[i][j]+i+j</text:p>
            <text:p text:style-name="P22"><text:s text:c="7"/>return square_matrix</text:p>
          </table:table-cell>
        </table:table-row>
      </table:table>
      <text:p text:style-name="P19"><text:span text:style-name="T12"/></text:p>
      <text:p text:style-name="P19"><text:span text:style-name="T12"/></text:p>
      <text:p text:style-name="P19"><text:span text:style-name="T12"/></text:p>
      <text:list text:continue-numbering="true" text:style-name="L1">
        <text:list-item>
          <text:p text:style-name="P20"><text:soft-page-break/><text:span text:style-name="T1">Try to diminish the complexity of the following python code by pre-calculating and caching some of the values: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5">## The list below is composed of 3-element list containing a permutation of 0,1,2 </text:p>
            <text:p text:style-name="P25">list1=[ [0,1,2], <text:s/>[2,0,1], <text:s/>[2,1,0], <text:s/>[0,1,2], <text:s/>[2,0,1], <text:s/>[1,0,2], <text:s/>[0,1,2], [1,2,0], [1,0,2], [1,2,0], [2,1,0], <text:span text:style-name="T26">[0,1,2] ]</text:span></text:p>
            <text:p text:style-name="P25"/>
            <text:p text:style-name="P26">total_operation_sum=0</text:p>
            <text:p text:style-name="P23"><text:span text:style-name="T26">for permutation_list in list1</text:span>:</text:p>
            <text:p text:style-name="P23"><text:s text:c="12"/><text:span text:style-name="T26">permutation_sum=0</text:span></text:p>
            <text:p text:style-name="P23"><text:s text:c="12"/>for <text:span text:style-name="T26">number</text:span> in <text:span text:style-name="T26">permutation_list</text:span>:</text:p>
            <text:p text:style-name="P24"><text:s text:c="19"/><text:span text:style-name="T26">permutation_sum=number +permutation_sum</text:span></text:p>
            <text:p text:style-name="P24"><text:s text:c="19"/><text:span text:style-name="T26">permutation_sum= number*permutation_sum</text:span></text:p>
            <text:p text:style-name="P24"><text:s text:c="12"/><text:span text:style-name="T26">total_operation_sum+= permutation_sum</text:span></text:p>
            <text:p text:style-name="P26">print(permutation_sum)</text:p>
          </table:table-cell>
        </table:table-row>
      </table:table>
      <text:p text:style-name="P21"><text:span text:style-name="T1"><text:s text:c="9"/></text:span></text:p>
      <text:p text:style-name="P21"><text:span text:style-name="T1"><text:s text:c="9"/></text:span><text:span text:style-name="T13">HINT: all the elements of the list is always a permutation of 0,1,2 and the number of permutations are limited to 6, </text:span><text:span text:style-name="T14">we may pre-calculate and put into a dictionary.</text:span></text:p>
      <text:p text:style-name="P21"><text:span text:style-name="T1"><text:s text:c="4"/></text:span></text:p>
      <text:p text:style-name="P5"><text:span text:style-name="T16">You will upload </text:span><text:span text:style-name="T18">a zip </text:span><text:span text:style-name="T19">or tar </text:span><text:span text:style-name="T18">file containing </text:span><text:span text:style-name="T16">the following artifacts <text:s/>:</text:span></text:p>
      <text:list text:style-name="L2">
        <text:list-item>
          <text:p text:style-name="P12"><text:span text:style-name="T24">One PDF file that contains demonstration asked in the first question</text:span>.</text:p>
        </text:list-item>
        <text:list-item>
          <text:p text:style-name="P11">One python file containing the operations asked in the second question.</text:p>
        </text:list-item>
      </text:list>
      <text:p text:style-name="P1"><text:span text:style-name="T15"/></text:p>
      <text:p text:style-name="P7"><text:span text:style-name="T20"/></text:p>
      <text:p text:style-name="P3"><text:s/></text:p>
      <text:p text:style-name="P6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1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0-28T15:37:12.690203901</dc:date>
    <meta:editing-duration>PT1H58M49S</meta:editing-duration>
    <meta:editing-cycles>21</meta:editing-cycles>
    <meta:generator>LibreOffice/24.2.7.2$Linux_X86_64 LibreOffice_project/420$Build-2</meta:generator>
    <meta:document-statistic meta:table-count="2" meta:image-count="1" meta:object-count="0" meta:page-count="2" meta:paragraph-count="44" meta:word-count="542" meta:character-count="3781" meta:non-whitespace-character-count="3126"/>
  </office:meta>
</office:document-meta>
</file>